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bold" officeooo:rsid="001c609f" officeooo:paragraph-rsid="001c609f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" fo:font-size="16pt" fo:font-weight="bold" officeooo:rsid="001c609f" officeooo:paragraph-rsid="001c609f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ourier" fo:font-size="16pt" fo:font-weight="bold" officeooo:paragraph-rsid="001c609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609f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All That Dwell Below the Skies</text:p>
      <text:p text:style-name="P5"/>
      <text:p text:style-name="P3">From all that dwell below the skies,</text:p>
      <text:p text:style-name="P3">Let the Creator’s praise arise;</text:p>
      <text:p text:style-name="P3">Let the Redeemer’s name be sung,</text:p>
      <text:p text:style-name="P3">Through every land, by every tongue.</text:p>
      <text:p text:style-name="P3"/>
      <text:p text:style-name="P3">In every land begin the song;</text:p>
      <text:p text:style-name="P3">To ev’ry land the strains belong;</text:p>
      <text:p text:style-name="P3">In cheerful sounds all voices raise,</text:p>
      <text:p text:style-name="P3">And fill the world with loudest praise.</text:p>
      <text:p text:style-name="P3"/>
      <text:p text:style-name="P3">Your lofty themes, ye mortals, bring;</text:p>
      <text:p text:style-name="P3">In songs of praise divinely sing;</text:p>
      <text:p text:style-name="P3">The great salvation loud proclaim;</text:p>
      <text:p text:style-name="P3">And shout for joy the Saviour’s name.</text:p>
      <text:p text:style-name="P2"><text:span text:style-name="T2"/></text:p>
      <text:p text:style-name="P2"/>
      <text:p text:style-name="P2">Composer: <text:span text:style-name="T1">John Hatton (c. 1710-1792)</text:span></text:p>
      <text:p text:style-name="P4">Lyricist: <text:span text:style-name="T1">Stanza 1: Isaac Watts (1674-1748)</text:span></text:p>
      <text:p text:style-name="P4"><text:span text:style-name="T1">Stanze 2, 3: author unknown</text:span> </text:p>
      <text:p text:style-name="P2"/>
      <text:p text:style-name="P3">Hymns of Truth and Praise: 1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4:40:04.465000000</meta:creation-date>
    <meta:editing-duration>PT6M51S</meta:editing-duration>
    <meta:editing-cycles>2</meta:editing-cycles>
    <meta:generator>LibreOffice/6.3.3.2$Windows_X86_64 LibreOffice_project/a64200df03143b798afd1ec74a12ab50359878ed</meta:generator>
    <dc:title>Tuba Hymn Lyrics</dc:title>
    <dc:date>2020-04-24T14:46:55.973000000</dc:date>
    <meta:document-statistic meta:table-count="0" meta:image-count="0" meta:object-count="0" meta:page-count="1" meta:paragraph-count="17" meta:word-count="102" meta:character-count="584" meta:non-whitespace-character-count="498"/>
    <meta:template xlink:type="simple" xlink:actuate="onRequest" xlink:title="Tuba Hymn Lyrics" xlink:href="../../../../../AppData/Roaming/LibreOffice/4/user/template/Tuba%20Hymn%20Lyrics.ott" meta:date="2020-04-24T14:40:04.250000000"/>
  </office:meta>
</office:document-meta>
</file>